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Fico Feliz </text:p>
      <text:p text:style-name="Standard"/>
      <text:p text:style-name="Standard"></text:p>
      <text:p text:style-name="Standard">Intro: C, F, G, C, F, G </text:p>
      <text:p text:style-name="Standard"></text:p>
      <text:p text:style-name="Standard"><text:s/>C <text:s text:c="13"/>F </text:p>
      <text:p text:style-name="Standard">Fico Feliz, de vir em tua casa <text:s/></text:p>
      <text:p text:style-name="Standard"><text:s/>C <text:s text:c="20"/>G </text:p>
      <text:p text:style-name="Standard">Erguer minha voz e cantar (Aleluia) </text:p>
      <text:p text:style-name="Standard"><text:s/>C <text:s text:c="13"/>F </text:p>
      <text:p text:style-name="Standard">Fico Feliz, de vir em tua casa </text:p>
      <text:p text:style-name="Standard"><text:s/>C <text:s text:c="12"/>G <text:s text:c="9"/>C </text:p>
      <text:p text:style-name="Standard">Erguer minhas mãos e adorar </text:p>
      <text:p text:style-name="Standard"/>
      <text:p text:style-name="Standard">(refrão)</text:p>
      <text:p text:style-name="Standard"><text:s/>C <text:s text:c="21"/>F </text:p>
      <text:p text:style-name="Standard">Bendito é o nome do senhor </text:p>
      <text:p text:style-name="Standard"><text:s/>C <text:s text:c="21"/>G </text:p>
      <text:p text:style-name="Standard">Bendito é o nome do senhor </text:p>
      <text:p text:style-name="Standard"><text:s/>C <text:s text:c="21"/>F </text:p>
      <text:p text:style-name="Standard">Bendito é o nome do senhor </text:p>
      <text:p text:style-name="Standard"><text:s text:c="5"/>G <text:s text:c="2"/>C <text:s/></text:p>
      <text:p text:style-name="Standard">Pra sempre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t" fo:country="B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uro Vieira</meta:initial-creator>
    <meta:creation-date>2016-06-26T16:46:08</meta:creation-date>
    <meta:document-statistic meta:table-count="0" meta:image-count="0" meta:object-count="0" meta:page-count="1" meta:paragraph-count="21" meta:word-count="72" meta:character-count="459"/>
    <dc:date>2016-06-26T16:47:16</dc:date>
    <dc:creator>Mauro Vieira</dc:creator>
    <meta:editing-duration>PT1M9S</meta:editing-duration>
    <meta:editing-cycles>1</meta:editing-cycles>
    <meta:generator>OpenOffice/4.1.2$Unix OpenOffice.org_project/412m3$Build-9782</meta:generator>
  </office:meta>
</office:document-meta>
</file>